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20:50:40.032017030</meta:creation-date>
    <meta:editing-duration>P0D</meta:editing-duration>
    <meta:editing-cycles>1</meta:editing-cycles>
    <meta:generator>LibreOffice/6.0.5.2$Linux_X86_64 LibreOffice_project/00$Build-2</meta:generator>
    <dc:title>Alizarin</dc:title>
    <meta:document-statistic meta:object-count="45"/>
  </office:meta>
</office:document-meta>
</file>